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a8ff" officeooo:paragraph-rsid="0016a8ff"/>
    </style:style>
    <style:style style:name="P2" style:family="paragraph" style:parent-style-name="Standard">
      <style:text-properties officeooo:rsid="0017b118" officeooo:paragraph-rsid="0017b118"/>
    </style:style>
    <style:style style:name="P3" style:family="paragraph" style:parent-style-name="Standard" style:list-style-name="L1">
      <style:text-properties officeooo:rsid="0017b118" officeooo:paragraph-rsid="0017b118"/>
    </style:style>
    <style:style style:name="P4" style:family="paragraph" style:parent-style-name="Standard" style:list-style-name="L1">
      <style:text-properties officeooo:rsid="001860ae" officeooo:paragraph-rsid="001860ae"/>
    </style:style>
    <style:style style:name="P5" style:family="paragraph" style:parent-style-name="Standard">
      <style:text-properties officeooo:rsid="001860ae" officeooo:paragraph-rsid="001860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A. The business report I’m choosing to explore is what category of films are being rented the most and which are rented the least. This will give us an idea of what types of films bring in the most revenue and drive our inventory decisions. </text:p>
      <text:p text:style-name="P1"/>
      <text:list xml:id="list64593773" text:style-name="L1">
        <text:list-item>
          <text:p text:style-name="P3">The rental table has inventory_id as a foreign key.</text:p>
        </text:list-item>
        <text:list-item>
          <text:p text:style-name="P3">The inventory table has film_id as foreign key.</text:p>
          <text:list>
            <text:list-item>
              <text:p text:style-name="P3">There’s a snag though because in the inventory table there are multiple instances of the same film since this is keeping track of units of inventory. For instance, there are 8 copies of one film, but each piece of inventory has a different id.</text:p>
            </text:list-item>
          </text:list>
        </text:list-item>
        <text:list-item>
          <text:p text:style-name="P4">film_category uses film_id as a reference, category_id is the foreign key</text:p>
        </text:list-item>
        <text:list-item>
          <text:p text:style-name="P4">category is referenced in film_category</text:p>
        </text:list-item>
      </text:list>
      <text:p text:style-name="P5"/>
      <text:p text:style-name="P5">The tables I would use are the rental, inventory, film, film_category, and category tables</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4T19:07:42.730000000</meta:creation-date>
    <dc:date>2023-01-09T02:17:25.497000000</dc:date>
    <meta:editing-duration>PT1M16S</meta:editing-duration>
    <meta:editing-cycles>2</meta:editing-cycles>
    <meta:generator>LibreOffice/7.1.5.2$Windows_X86_64 LibreOffice_project/85f04e9f809797b8199d13c421bd8a2b025d52b5</meta:generator>
    <meta:document-statistic meta:table-count="0" meta:image-count="0" meta:object-count="0" meta:page-count="1" meta:paragraph-count="7" meta:word-count="141" meta:character-count="789" meta:non-whitespace-character-count="659"/>
  </office:meta>
</office:document-meta>
</file>